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07:15:08.027799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22T15:31:14.271733649</dc:date>
    <meta:editing-cycles>104</meta:editing-cycles>
    <meta:editing-duration>P3DT9H34M57S</meta:editing-duration>
    <meta:generator>LibreOffice/6.4.3.2$Linux_X86_64 LibreOffice_project/40$Build-2</meta:generator>
    <meta:document-statistic meta:table-count="1" meta:cell-count="509" meta:object-count="0"/>
  </office:meta>
</office:document-meta>
</file>